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ferocity of your bloodlust stirs the otherworldly forces of the Realm, awakening Hex Totems in your favor. Unleash a relentless assault on Survivors to hinder them in those crucial moments and close the gap when they’re most vulnerable. Damage a number of Survivors to turn a Dull Totem into a Hex: Totem. While the Hex is active, Survivors will become temporarily Hindered when hit with a Basic Attack.</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pain you inflict spurs you on, bringing you that much closer to your next mouth-watering bite. Unleash damage upon your victims to quicken the time it takes to pick them up, drop them, and Hook them. Every second counts... Whenever a Survivor takes damage, gain a Token, up to a max of 8. For each Token, increase the speed you pick up, drop, and Hook Survivors.</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Spread your violent attention and The Entity will reward your devotion. Though Survivors may take solace in completing their objective, it is in this precious moment that all hope will be swallowed. When you Hook a Survivor for the first time, gain 1 token, up to 4. When all Generators are completed, for each token, all Windows and upright Pallets are blocked for a duration.</text:p>
          </table:table-cell>
          <table:table-cell office:value-type="string" calcext:value-type="string">
            <text:p>“I’m not wrong. What’s wrong is this messed-up world!” – Ken Kaneki</text:p>
          </table:table-cell>
        </table:table-row>
      </table:table>
      <table:table table:name="Codes" table:style-name="ta1">
        <office:forms form:automatic-focus="false" form:apply-design-mode="false"/>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table table:name="Killers"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6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auses them to be susceptible to Dream Traps. Causes them to suffer from the Oblivious Status Effect. Causes them to hear a non-directional Lullaby instead. Hitting Survivors with a Basic Attack immediately pulls them into the Dream World, unless they are still protected from Microsleep. SPECIAL INTERACTION: WAKING UP. Survivors have several ways to leave the Dream World and wake up: Fail a Skill Check. Awake Survivors perform the Wake Up interaction on an asleep Survivor for 3 seconds. From the second time onwards, this interaction time is doubled to 6 seconds. Interact with their personal Alarm Clock for 3 seconds. SPECIAL TRAP: DREAM SNARES. The Nightmare starts the Trial with 5 Dream Snares in his inventory. Placing additional Dream Snares will recycle the oldest one. Press and hold the Power button to see the outline of a Dream Snare in front of The Nightmare, which also slows his Movement speed to 4.0 m/s. Release the Power button to place the trap: Causes Survivors who enter its Area of Effect to suffer from a -15 % Hindered Status Effect for as long as they remain inside it. This effect lingers for 3 seconds. Notifies The Nightmare when tripped. SPECIAL TRAP: DREAM PALLETS. The Nightmare starts the Trial with 7 Dream Pallets in his inventory, if using one of three specific Add-ons. Placing additional Dream Pallets will recycle the oldest one. Press the Power button when near a valid Spawn point for Pallets to place a Dream Pallet there: Dream Pallets are unable to stun The Nightmare and break immediately when dropped. Notify The Nightmare when dropped. SPECIAL LOCOMOTION: DREAM PROJECTION. Press and hold the Secondary Power button, once the Power Gauge is full, to perform a Dream Projection. Release the Secondary Power button prematurely to cancel the interaction: Grants the ability to teleport to any incomplete Generator. Causes blood to spew from the selected Generator during the interaction. Reduces the Cool-down duration of Dream Projection by a stack-able -15 % for each asleep Survivor, up to a maximum of -60 %. Dream Projection has a cool-down of 45 seconds.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3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 Playing the Skull Merchant is just like playing ches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Haste Status Effect.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2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0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Coming Soon</text:p>
          </table:table-cell>
          <table:table-cell office:value-type="string" calcext:value-type="string">
            <text:p>One-Eyed Terror</text:p>
          </table:table-cell>
          <table:table-cell office:value-type="string" calcext:value-type="string">
            <text:p>SPECIAL ABILITY: KAGUNE LEAP. Tap into your Ghoulish abilities to charge and launch the Kagune, tentacles that attach to vertical surfaces propelling you forward. You can quickly chain a second Kagune Leap for additional mobility, allowing you to traverse the Map with heightened speed. Hitting a healthy Survivor with your second Kagune Leap will damage them with a grab-attack, inflicting them with Deep Wounds and a Kagune Mark. You will then enter Enraged Mode. SPECIAL ABILITY: ENRAGED MODE. In Enraged Mode, you can perform up to three consecutive Kagune Leaps, propelling over vaults with superhuman speed. Enraged Mode remains active as long as a Survivor is afflicted with a Kagune Mark; they will lose the Mark if they are fully Mended or get downed. If no Survivors are Marked, Enraged Mode will end after a brief countdown.</text:p>
          </table:table-cell>
          <table:table-cell office:value-type="string" calcext:value-type="string">
            <text:p>“Coming Soon” – Danielle Pond</text:p>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4">00/00/0000</text:date>, <text:time style:data-style-name="N2" text:time-value="09:24:11.99845514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04T10:28:12.797832845</dc:date>
    <meta:editing-duration>PT14H51M10S</meta:editing-duration>
    <meta:editing-cycles>130</meta:editing-cycles>
    <meta:generator>LibreOffice/25.2.2.2$Linux_X86_64 LibreOffice_project/7370d4be9e3cf6031a51beef54ff3bda878e3fac</meta:generator>
    <meta:document-statistic meta:table-count="5" meta:cell-count="3119" meta:object-count="0"/>
  </office:meta>
</office:document-meta>
</file>